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38da" officeooo:paragraph-rsid="000938da"/>
    </style:style>
    <style:style style:name="P2" style:family="paragraph" style:parent-style-name="Standard">
      <style:text-properties officeooo:rsid="0009e768" officeooo:paragraph-rsid="0009e768"/>
    </style:style>
    <style:style style:name="P3" style:family="paragraph" style:parent-style-name="Standard">
      <style:text-properties officeooo:rsid="000b20d3" officeooo:paragraph-rsid="000b20d3"/>
    </style:style>
    <style:style style:name="P4" style:family="paragraph" style:parent-style-name="Standard">
      <style:text-properties officeooo:rsid="000c6bf1" officeooo:paragraph-rsid="000c6bf1"/>
    </style:style>
    <style:style style:name="P5" style:family="paragraph" style:parent-style-name="Standard">
      <style:text-properties officeooo:rsid="000ce46a" officeooo:paragraph-rsid="000ce46a"/>
    </style:style>
    <style:style style:name="P6" style:family="paragraph" style:parent-style-name="Standard">
      <style:text-properties officeooo:rsid="000d94a0" officeooo:paragraph-rsid="000d94a0"/>
    </style:style>
    <style:style style:name="P7" style:family="paragraph" style:parent-style-name="Standard">
      <style:text-properties style:font-name="Liberation Serif1" officeooo:rsid="000d94a0" officeooo:paragraph-rsid="000d94a0"/>
    </style:style>
    <style:style style:name="P8" style:family="paragraph" style:parent-style-name="Standard">
      <style:text-properties officeooo:rsid="000938da" officeooo:paragraph-rsid="000938da"/>
    </style:style>
    <style:style style:name="T1" style:family="text">
      <style:text-properties officeooo:rsid="000ed212"/>
    </style:style>
    <style:style style:name="T2" style:family="text">
      <style:text-properties officeooo:rsid="000f79df"/>
    </style:style>
    <style:style style:name="T3" style:family="text">
      <style:text-properties officeooo:rsid="000fd87c"/>
    </style:style>
    <style:style style:name="T4" style:family="text">
      <style:text-properties officeooo:rsid="0011c45f"/>
    </style:style>
    <style:style style:name="T5" style:family="text">
      <style:text-properties officeooo:rsid="0012d821"/>
    </style:style>
    <style:style style:name="T6" style:family="text">
      <style:text-properties officeooo:rsid="001499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N = 100</text:p>
      <text:p text:style-name="P1">M = <text:span text:style-name="T1">20</text:span></text:p>
      <text:p text:style-name="P1">m = <text:span text:style-name="T1">10</text:span></text:p>
      <text:p text:style-name="P1">m<text:span text:style-name="T1">1</text:span> = <text:span text:style-name="T1">7</text:span></text:p>
      <text:p text:style-name="P1"/>
      <text:p text:style-name="P1">2</text:p>
      <text:p text:style-name="P1">n1 = <text:span text:style-name="T1">420</text:span></text:p>
      <text:p text:style-name="P1">n2 = <text:span text:style-name="T1">210</text:span></text:p>
      <text:p text:style-name="P1">m1 = <text:span text:style-name="T1">8</text:span></text:p>
      <text:p text:style-name="P1">m2 = <text:span text:style-name="T1">7</text:span></text:p>
      <text:p text:style-name="P1">m3 = <text:span text:style-name="T1">6</text:span></text:p>
      <text:p text:style-name="P1">i = <text:span text:style-name="T1">1</text:span></text:p>
      <text:p text:style-name="P1"/>
      <text:p text:style-name="P1">3</text:p>
      <text:p text:style-name="P1">a)</text:p>
      <text:p text:style-name="P1">n = <text:span text:style-name="T1">11</text:span></text:p>
      <text:p text:style-name="P1">k1 = <text:span text:style-name="T1">5</text:span></text:p>
      <text:p text:style-name="P1">k2 = <text:span text:style-name="T1">8</text:span></text:p>
      <text:p text:style-name="P1"/>
      <text:p text:style-name="P1">b)</text:p>
      <text:p text:style-name="P1">n = 100</text:p>
      <text:p text:style-name="P1">k1 = 40</text:p>
      <text:p text:style-name="P1">k2 = 6<text:span text:style-name="T1">5</text:span></text:p>
      <text:p text:style-name="P1"/>
      <text:p text:style-name="P1">p = 0.<text:span text:style-name="T1">8</text:span></text:p>
      <text:p text:style-name="P1"/>
      <text:p text:style-name="P1">4</text:p>
      <text:p text:style-name="P2">x1 = <text:span text:style-name="T2">0</text:span></text:p>
      <text:p text:style-name="P2">x2 = <text:span text:style-name="T2">1</text:span></text:p>
      <text:p text:style-name="P2">x3 = <text:span text:style-name="T2">2</text:span></text:p>
      <text:p text:style-name="P2">x4 = <text:span text:style-name="T2">3</text:span></text:p>
      <text:p text:style-name="P2">x5 = <text:span text:style-name="T2">7</text:span></text:p>
      <text:p text:style-name="P2">x6 = <text:span text:style-name="T2">9</text:span></text:p>
      <text:p text:style-name="P2"/>
      <text:p text:style-name="P2">p1 = 0.<text:span text:style-name="T2">06</text:span></text:p>
      <text:p text:style-name="P2">p2 = 0.14</text:p>
      <text:p text:style-name="P2">p3 = 0.<text:span text:style-name="T2">3</text:span></text:p>
      <text:p text:style-name="P2">p4 = 0.<text:span text:style-name="T2">25</text:span></text:p>
      <text:p text:style-name="P2">p5 = 0.<text:span text:style-name="T2">15</text:span></text:p>
      <text:p text:style-name="P2">p6 = 0.<text:span text:style-name="T2">1</text:span></text:p>
      <text:p text:style-name="P2"/>
      <text:p text:style-name="P2">a = <text:span text:style-name="T2">4</text:span></text:p>
      <text:p text:style-name="P2">b = <text:span text:style-name="T2">8</text:span></text:p>
      <text:p text:style-name="P2"/>
      <text:p text:style-name="P3">5</text:p>
      <text:p text:style-name="P3">Функция:</text:p>
      <text:p text:style-name="P3">0,<text:tab/><text:tab/>x&lt;=1 , x&gt;2</text:p>
      <text:p text:style-name="P3">3*(x-<text:span text:style-name="T3">1</text:span>)^2,<text:tab/>1&lt;x&lt;=2</text:p>
      <text:p text:style-name="P3"/>
      <text:p text:style-name="P4">a = <text:span text:style-name="T4">1.5</text:span></text:p>
      <text:p text:style-name="P4">b = <text:span text:style-name="T4">2</text:span></text:p>
      <text:p text:style-name="P5"><text:soft-page-break/></text:p>
      <text:p text:style-name="P5">6</text:p>
      <text:p text:style-name="P5">N = <text:span text:style-name="T5">2000</text:span></text:p>
      <text:p text:style-name="P5">m = <text:span text:style-name="T5">2</text:span></text:p>
      <text:p text:style-name="P5">p = 0.00<text:span text:style-name="T5">3</text:span></text:p>
      <text:p text:style-name="P5"/>
      <text:p text:style-name="P6">7</text:p>
      <text:p text:style-name="P6">a = <text:span text:style-name="T6">15</text:span></text:p>
      <text:p text:style-name="P7">σ = <text:span text:style-name="T6">5</text:span></text:p>
      <text:p text:style-name="P7">α = 8</text:p>
      <text:p text:style-name="P7">β = 1<text:span text:style-name="T6">2</text:span></text:p>
      <text:p text:style-name="P7">δ = <text:span text:style-name="T6">3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6T00:16:32.428555414</dc:date>
    <meta:editing-duration>PT21M54S</meta:editing-duration>
    <meta:editing-cycles>11</meta:editing-cycles>
    <meta:document-statistic meta:table-count="0" meta:image-count="0" meta:object-count="0" meta:page-count="2" meta:paragraph-count="53" meta:word-count="139" meta:character-count="319" meta:non-whitespace-character-count="232"/>
  </office:meta>
</office:document-meta>
</file>